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0.8016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tock_5f_serial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ock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"/>
        <table:table-column table:style-name="co3" table:default-cell-style-name="ce2"/>
        <table:table-column table:style-name="co4" table:default-cell-style-name="Excel_20_Built-in_20_Normal"/>
        <table:table-column table:style-name="co5" table:number-columns-repeated="1017" table:default-cell-style-name="Excel_20_Built-in_20_Normal"/>
        <table:table-column table:style-name="co5" table:number-columns-repeated="3" table:default-cell-style-name="Default"/>
        <table:table-row table:style-name="ro1">
          <table:table-cell office:value-type="string">
            <text:p>serial_number</text:p>
          </table:table-cell>
          <table:table-cell office:value-type="string">
            <text:p>version</text:p>
          </table:table-cell>
          <table:table-cell office:value-type="string">
            <text:p>part_id</text:p>
          </table:table-cell>
          <table:table-cell office:value-type="string">
            <text:p>status_id</text:p>
          </table:table-cell>
          <table:table-cell table:number-columns-repeated="1020"/>
        </table:table-row>
        <table:table-row table:style-name="ro1">
          <table:table-cell office:value-type="string">
            <text:p>2003-001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2003-002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2003-003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2003-004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2003-005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2003-006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2003-007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003-008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003-009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003-010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003-011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003-012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003-013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003-014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003-015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003-016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003-017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003-018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2003-019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1001-001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1001-002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1001-003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1001-004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1001-005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1001-006</text:p>
          </table:table-cell>
          <table:table-cell office:value-type="float" office:value="1">
            <text:p>1</text:p>
          </table:table-cell>
          <table:table-cell table:style-name="Excel_20_Built-in_20_Normal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4/06/2015</text:date>, <text:time>21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ck_5f_serial" style:display-name="PageStyle_stock_ser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06T21:12:38.31</dc:date>
    <dc:creator>Dale Scott</dc:creator>
    <meta:editing-duration>PT16M6S</meta:editing-duration>
    <meta:editing-cycles>1</meta:editing-cycles>
    <meta:document-statistic meta:table-count="3" meta:cell-count="104" meta:object-count="0"/>
  </office:meta>
</office:document-meta>
</file>